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200" officeooo:paragraph-rsid="000c9200"/>
    </style:style>
    <style:style style:name="P2" style:family="paragraph" style:parent-style-name="Standard">
      <style:text-properties fo:font-weight="bold" officeooo:rsid="000c9200" officeooo:paragraph-rsid="000c9200" style:font-weight-asian="bold" style:font-weight-complex="bold"/>
    </style:style>
    <style:style style:name="P3" style:family="paragraph" style:parent-style-name="Standard">
      <style:text-properties fo:font-size="14pt" fo:font-weight="bold" officeooo:rsid="000c9200" officeooo:paragraph-rsid="000c9200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daja/Nabavka</text:p>
      <text:p text:style-name="P1"/>
      <text:p text:style-name="P2"><text:span text:style-name="T2">Slučaj upotrebe: </text:span>Prodaja proizvoda</text:p>
      <text:p text:style-name="P2"/>
      <text:p text:style-name="P2">Opis:<text:span text:style-name="T1"> Menadžer prodaje u skladu sa porudžbinama organizuje prevoz proizvoda do kupca.</text:span></text:p>
      <text:p text:style-name="P2">Učesnici: <text:span text:style-name="T1">Menadžer prodaje, magacioner, vozač</text:span></text:p>
      <text:p text:style-name="P2">Preduslovi: <text:span text:style-name="T1">Roba je porudžena</text:span></text:p>
      <text:p text:style-name="P2">Postuslovi:<text:span text:style-name="T1"> Vraćena je potpisana otpremnica od strane kupca</text:span></text:p>
      <text:p text:style-name="P2">Osnovni tok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32:05.047374144</meta:creation-date>
    <dc:date>2017-11-09T09:46:47.410055652</dc:date>
    <meta:editing-duration>PT3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6" meta:character-count="279" meta:non-whitespace-character-count="250"/>
  </office:meta>
</office:document-meta>
</file>